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2,607,888,71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7,883,243,650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6,197,143,268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7,842,131,479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1,142,722,414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65,502,870,173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81,873,662,518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4,699,395,523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74,773,444,900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63,028,320,702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87,140,405,361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67,516,236,337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4,961,936,662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7,334,148,578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3,122,307,692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6,265,625,0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0,481,889,763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4,110,064,452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8,270,206,950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5,976,714,100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7,249,786,142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0,698,633,109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7,884,615,38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6:07.112071311</dc:date>
    <meta:editing-duration>PT4H18M2S</meta:editing-duration>
    <meta:editing-cycles>96</meta:editing-cycles>
    <meta:generator>LibreOffice/7.2.6.2$Linux_X86_64 LibreOffice_project/20$Build-2</meta:generator>
    <meta:document-statistic meta:table-count="1" meta:cell-count="48" meta:object-count="0"/>
  </office:meta>
</office:document-meta>
</file>